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3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23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style:font-name="F" style:font-size-asian="10pt" style:font-size-complex="10pt"/>
    </style:style>
    <style:style style:name="T2" style:family="text">
      <style:text-properties fo:color="#262626" style:text-outline="false" style:font-name="Courier" fo:letter-spacing="normal" style:letter-kerning="false" style:font-name-asian="Courier" style:font-size-asian="10pt" style:font-name-complex="Courier" style:font-size-complex="10pt"/>
    </style:style>
    <style:style style:name="T3" style:family="text">
      <style:text-properties style:font-name="F" fo:font-size="12pt"/>
    </style:style>
    <style:style style:name="T4" style:family="text">
      <style:text-properties fo:color="#262626" style:text-outline="false" style:font-name="Courier" fo:font-size="13pt" fo:letter-spacing="normal" style:letter-kerning="false" style:font-name-asian="Courier" style:font-size-asian="13pt" style:font-name-complex="Courier" style:font-size-complex="7.40000009536743pt"/>
    </style:style>
    <style:style style:name="T5" style:family="text">
      <style:text-properties fo:color="#262626" style:text-outline="false" style:font-name="F" fo:font-size="12pt" fo:letter-spacing="normal" style:letter-kerning="false" style:font-name-asian="Courier" style:font-size-asian="13pt" style:font-name-complex="Courier" style:font-size-complex="7.40000009536743pt"/>
    </style:style>
    <style:style style:name="T6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7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2"/>
        <table:table-column table:style-name="co4" table:default-cell-style-name="ce9"/>
        <table:table-column table:style-name="co3" table:default-cell-style-name="ce16"/>
        <table:table-column table:style-name="co4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3" table:default-cell-style-name="ce20"/>
        <table:table-column table:style-name="co6" table:default-cell-style-name="ce25"/>
        <table:table-column table:style-name="co4" table:default-cell-style-name="ce25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Post Template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# of images per ob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# of images duped per ob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1" office:value-type="string">
            <text:p># of images duped across obs (chains; inspect across train vs. test ?)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1" office:value-type="string">
            <text:p>image categorie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1" office:value-type="string">
            <text:p>Start with outdoor seating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Template</text:p>
          </table:table-cell>
          <table:table-cell table:style-name="ce7"/>
          <table:table-cell table:number-columns-repeated="991"/>
        </table:table-row>
        <table:table-row table:style-name="ro1" table:number-rows-repeated="2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56]" office:value-type="float" office:value="5056894913">
            <text:p>5,056,894,913</text:p>
          </table:table-cell>
          <table:table-cell table:style-name="ce2" table:formula="of:=[.L56]" office:value-type="float" office:value="5056896530">
            <text:p>5,056,896,530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3" office:value-type="string">
            <text:p>glb_fin_mdl</text:p>
          </table:table-cell>
          <table:table-cell table:style-name="ce17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3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3" office:value-type="string">
            <text:p>glb_category_var</text:p>
          </table:table-cell>
          <table:table-cell table:style-name="ce13" office:value-type="string">
            <text:p>err.abs.OOB.sum</text:p>
          </table:table-cell>
          <table:table-cell table:style-name="ce13" office:value-type="string">
            <text:p>err.abs.trn.sum</text:p>
          </table:table-cell>
          <table:table-cell table:style-name="ce13"/>
          <table:table-cell table:style-name="ce21" office:value-type="string">
            <text:p>Metric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3"/>
          <table:table-cell table:style-name="ce7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&lt;script name&gt;</text:p>
          </table:table-cell>
          <table:table-cell office:value-type="string">
            <text:p>All.X##rcv#glmnet</text:p>
          </table:table-cell>
          <table:table-cell/>
          <table:table-cell table:style-name="ce12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056894913">
            <text:p>5,056,894,913.00</text:p>
          </table:table-cell>
          <table:table-cell office:value-type="float" office:value="5056896530">
            <text:p>5,056,896,530.00</text:p>
          </table:table-cell>
          <table:table-cell/>
          <table:table-cell office:value-type="string">
            <text:p>OOBobs confusion matrix [NY]</text:p>
          </table:table-cell>
          <table:table-cell/>
          <table:table-cell table:style-name="ce19" office:value-type="string">
            <text:p>N/A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4">
          <table:table-cell/>
          <table:table-cell table:style-name="ce4" table:formula="of:=[.K56]/[.B19]" office:value-type="percentage" office:value="1">
            <text:p>100.00%</text:p>
          </table:table-cell>
          <table:table-cell table:style-name="ce4" table:formula="of:=[.L56]/[.C19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4" office:value-type="float" office:value="100">
            <text:p>100.00</text:p>
          </table:table-cell>
          <table:table-cell table:style-name="ce12" office:value-type="string">
            <text:p>.rnorm</text:p>
          </table:table-cell>
          <table:table-cell table:style-name="ce14" office:value-type="float" office:value="100">
            <text:p>100.00</text:p>
          </table:table-cell>
          <table:table-cell table:number-columns-repeated="5"/>
          <table:table-cell office:value-type="string">
            <text:p>OOBobs confusion matrix [YN]</text:p>
          </table:table-cell>
          <table:table-cell/>
          <table:table-cell table:style-name="ce19" office:value-type="string">
            <text:p>N/A</text:p>
          </table:table-cell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OOBobs errors</text:p>
          </table:table-cell>
          <table:table-cell/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newobs confusion matrix [N]</text:p>
          </table:table-cell>
          <table:table-cell/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newobs confusion matrix [Y]</text:p>
          </table:table-cell>
          <table:table-cell/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Default" office:value-type="string">
            <text:p>newobs good_for_lunch[-1]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Default" office:value-type="string">
            <text:p>newobs good_for_dinner[-1]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2" office:value-type="string">
            <text:p><text:span text:style-name="T1">newobs </text:span><text:span text:style-name="T2">takes_reservations</text:span><text:span text:style-name="T1">[2]</text:span>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5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<text:span text:style-name="T3">newobs </text:span><text:span text:style-name="T4">outdoor_seating</text:span><text:span text:style-name="T3">[3]</text:span>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5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<text:span text:style-name="T3">newobs </text:span><text:span text:style-name="T4">restaurant_is_expensive</text:span><text:span text:style-name="T3">[-1]</text:span>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5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<text:span text:style-name="T3">newobs </text:span><text:span text:style-name="T4">has_alcohol</text:span><text:span text:style-name="T3">[5]</text:span>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5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<text:span text:style-name="T3">newobs </text:span><text:span text:style-name="T4">has_table_service</text:span><text:span text:style-name="T3">[6]</text:span>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5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<text:span text:style-name="T3">newobs </text:span><text:span text:style-name="T4">ambience_is_classy</text:span><text:span text:style-name="T3">[-1]</text:span>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5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<text:span text:style-name="T3">newobs </text:span><text:span text:style-name="T5">good_for_kids</text:span><text:span text:style-name="T3">[8]</text:span>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Default"/>
          <table:table-cell/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max.AUCpROC.OOB:glb_sel_mdl</text:p>
          </table:table-cell>
          <table:table-cell/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max.AUCROCR.OOB:glb_sel_mdl</text:p>
          </table:table-cell>
          <table:table-cell/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opt.prob.threshold.OOB:glb_sel_mdl</text:p>
          </table:table-cell>
          <table:table-cell/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opt.prob.threshold.fit:glb_sel_mdl</text:p>
          </table:table-cell>
          <table:table-cell/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opt.prob.threshold.fit:glb_fin_mdl</text:p>
          </table:table-cell>
          <table:table-cell/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max.Accuracy.OOB:glb_sel_mdl</text:p>
          </table:table-cell>
          <table:table-cell/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10"/>
          <table:table-cell office:value-type="string">
            <text:p>max.Accuracy.fit:glb_sel_mdl</text:p>
          </table:table-cell>
          <table:table-cell table:style-name="ce26"/>
          <table:table-cell table:style-name="ce19" office:value-type="string">
            <text:p>N/A</text:p>
          </table:table-cell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/>
          <table:table-cell table:style-name="ce19" office:value-type="string">
            <text:p>N/A</text:p>
          </table:table-cell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 table:style-name="ce9"/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20"/>
          <table:table-cell table:style-name="ce19" office:value-type="string">
            <text:p>N/A</text:p>
          </table:table-cell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20"/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4" office:value-type="string">
            <text:p><text:span text:style-name="T6">predict.data.new</text:span><text:span text:style-name="T7">(Console)</text:span></text:p>
          </table:table-cell>
          <table:table-cell table:style-name="ce6" office:value-type="float" office:value="35.769">
            <text:p>35.77</text:p>
          </table:table-cell>
          <table:table-cell table:style-name="ce19" office:value-type="string">
            <text:p>N/A</text:p>
          </table:table-cell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/>
          <table:table-cell table:style-name="ce19" office:value-type="string">
            <text:p>N/A</text:p>
          </table:table-cell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7"/>
          <table:table-cell table:style-name="ce20"/>
          <table:table-cell table:style-name="ce27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0.60973">
            <text:p>0.6097</text:p>
          </table:table-cell>
          <table:table-cell table:style-name="ce19" office:value-type="string">
            <text:p>N/A</text:p>
          </table:table-cell>
          <table:table-cell/>
          <table:table-cell table:style-name="ce27"/>
          <table:table-cell table:style-name="ce20"/>
          <table:table-cell table:style-name="ce27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 office:value-type="float" office:value="28">
            <text:p>28</text:p>
          </table:table-cell>
          <table:table-cell table:style-name="ce19" office:value-type="string">
            <text:p>N/A</text:p>
          </table:table-cell>
          <table:table-cell/>
          <table:table-cell table:style-name="ce27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9]/[.B$19]" office:value-type="percentage" office:value="1">
            <text:p>100.00%</text:p>
          </table:table-cell>
          <table:table-cell table:style-name="ce4" table:formula="of:=[.C$19]/[.C$19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23:.K55])" office:value-type="float" office:value="5056894913">
            <text:p>5,056,894,913.00</text:p>
          </table:table-cell>
          <table:table-cell table:style-name="ce18" table:formula="of:=SUM([.L23:.L55])" office:value-type="float" office:value="5056896530">
            <text:p>5,056,896,530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 table:number-rows-repeated="1048518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table:table-column table:style-name="co1" table:default-cell-style-name="Default"/>
        <table:table-column table:style-name="co4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0789">
            <text:p>16.0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20177">
            <text:p>26.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85833">
            <text:p>11.8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14288">
            <text:p>33.1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9076">
            <text:p>16.09</text:p>
          </table:table-cell>
          <table:table-cell table:number-columns-repeated="7"/>
          <table:table-cell office:value-type="float" office:value="16.00789">
            <text:p>16.01</text:p>
          </table:table-cell>
          <table:table-cell table:number-columns-repeated="7"/>
          <table:table-cell office:value-type="float" office:value="16.09076">
            <text:p>16.0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34033">
            <text:p>26.34</text:p>
          </table:table-cell>
          <table:table-cell table:number-columns-repeated="7"/>
          <table:table-cell office:value-type="float" office:value="26.20177">
            <text:p>26.2</text:p>
          </table:table-cell>
          <table:table-cell table:number-columns-repeated="7"/>
          <table:table-cell office:value-type="float" office:value="26.34033">
            <text:p>26.34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99444">
            <text:p>11.99</text:p>
          </table:table-cell>
          <table:table-cell table:number-columns-repeated="7"/>
          <table:table-cell office:value-type="float" office:value="11.85833">
            <text:p>11.86</text:p>
          </table:table-cell>
          <table:table-cell table:number-columns-repeated="7"/>
          <table:table-cell office:value-type="float" office:value="11.99444">
            <text:p>11.9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26846">
            <text:p>33.27</text:p>
          </table:table-cell>
          <table:table-cell table:number-columns-repeated="7"/>
          <table:table-cell office:value-type="float" office:value="33.14288">
            <text:p>33.14</text:p>
          </table:table-cell>
          <table:table-cell table:number-columns-repeated="7"/>
          <table:table-cell office:value-type="float" office:value="33.26846">
            <text:p>33.27</text:p>
          </table:table-cell>
          <table:table-cell table:number-columns-repeated="2"/>
        </table:table-row>
      </table:table>
      <table:table table:name="metrics" table:style-name="ta1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20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1/24/2016</text:date>, <text:time>17:5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3_Classic_Edition$Unix OpenOffice.org_project/Patch 0</meta:generator>
    <dc:date>2016-01-24T17:59:09</dc:date>
    <dc:creator>Balaji Iyengar</dc:creator>
    <meta:editing-duration>PT1807H02M45S</meta:editing-duration>
    <meta:editing-cycles>489</meta:editing-cycles>
    <meta:document-statistic meta:table-count="3" meta:cell-count="329" meta:object-count="0"/>
    <meta:user-defined meta:name=""/>
  </office:meta>
</office:document-meta>
</file>